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pthread.h&gt;<text:line-break/>#include &lt;semaphore.h&gt;<text:line-break/>#include &lt;stdio.h&gt;<text:line-break/>#define N 5<text:line-break/>#define THINKING 2<text:line-break/>#define HUNGRY 1<text:line-break/>#define EATING 0<text:line-break/>#define LEFT (phnum + 4) % N<text:line-break/>#define RIGHT (phnum + 1) % N<text:line-break/>int state[N];<text:line-break/>int phil[N] = { 0, 1, 2, 3, 4 };<text:line-break/>sem_t mutex;<text:line-break/>sem_t S[N];<text:line-break/>void test(int phnum)<text:line-break/>{<text:line-break/><text:tab/>if (state[phnum] == HUNGRY<text:line-break/><text:tab/><text:tab/>&amp;&amp; state[LEFT] != EATING<text:line-break/><text:tab/><text:tab/>&amp;&amp; state[RIGHT] != EATING) {<text:line-break/><text:tab/><text:tab/>state[phnum] = EATING;<text:line-break/><text:tab/><text:tab/>sleep(2);<text:line-break/><text:tab/><text:tab/>printf("Philosopher %d takes fork %d and %d\n",<text:line-break/><text:tab/><text:tab/><text:tab/><text:tab/><text:tab/>phnum + 1, LEFT + 1, phnum + 1);<text:line-break/><text:line-break/><text:tab/><text:tab/>printf("Philosopher %d is Eating\n", phnum + 1);<text:line-break/><text:tab/><text:tab/>sem_post(&amp;S[phnum]);<text:line-break/><text:tab/>}<text:line-break/>}<text:line-break/>void take_fork(int phnum)<text:line-break/>{<text:line-break/><text:tab/>sem_wait(&amp;mutex);<text:line-break/><text:tab/>state[phnum] = HUNGRY;<text:line-break/><text:tab/>printf("Philosopher %d is Hungry\n", phnum + 1);<text:line-break/><text:tab/>test(phnum);<text:line-break/><text:tab/>sem_post(&amp;mutex);<text:line-break/><text:tab/>sem_wait(&amp;S[phnum]);<text:line-break/><text:tab/>sleep(1);<text:line-break/>}<text:line-break/>void put_fork(int phnum)<text:line-break/>{<text:line-break/><text:tab/>sem_wait(&amp;mutex);<text:line-break/><text:tab/>state[phnum] = THINKING;<text:line-break/><text:tab/>printf("Philosopher %d putting fork %d and %d down\n",<text:line-break/><text:tab/><text:tab/>phnum + 1, LEFT + 1, phnum + 1);<text:line-break/><text:tab/>printf("Philosopher %d is thinking\n", phnum + 1);<text:line-break/><text:tab/>test(LEFT);<text:line-break/><text:tab/>test(RIGHT);<text:line-break/><text:tab/>sem_post(&amp;mutex);<text:line-break/>}<text:line-break/>void* philosopher(void* num)<text:line-break/><text:soft-page-break/>{<text:line-break/><text:tab/>while (1) {<text:line-break/><text:tab/><text:tab/>int* i = num;<text:line-break/><text:tab/><text:tab/>sleep(1);<text:line-break/><text:tab/><text:tab/>take_fork(*i);<text:line-break/><text:tab/><text:tab/>sleep(0);<text:line-break/><text:tab/><text:tab/>put_fork(*i);<text:line-break/><text:tab/>}<text:line-break/>}<text:line-break/>int main()<text:line-break/>{<text:line-break/><text:tab/>int i;<text:line-break/><text:tab/>pthread_t thread_id[N];<text:line-break/><text:tab/>sem_init(&amp;mutex, 0, 1);<text:line-break/><text:tab/>for (i = 0; i &lt; N; i++)<text:line-break/><text:tab/><text:tab/>sem_init(&amp;S[i], 0, 0);<text:line-break/><text:tab/>for (i = 0; i &lt; N; i++) {<text:line-break/><text:tab/><text:tab/>pthread_create(&amp;thread_id[i], NULL,<text:line-break/><text:tab/><text:tab/><text:tab/><text:tab/><text:tab/>philosopher, &amp;phil[i]);<text:line-break/><text:tab/><text:tab/>printf("Philosopher %d is thinking\n", i + 1);<text:line-break/><text:tab/>}<text:line-break/><text:tab/>for (i = 0; i &lt; N; i++)<text:line-break/><text:tab/><text:tab/>pthread_join(thread_id[i], NULL);<text:line-break/>}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4:10:48.642000000</meta:creation-date>
    <dc:date>2022-07-12T14:11:19.924000000</dc:date>
    <meta:editing-duration>PT32S</meta:editing-duration>
    <meta:editing-cycles>1</meta:editing-cycles>
    <meta:document-statistic meta:table-count="0" meta:image-count="0" meta:object-count="0" meta:page-count="2" meta:paragraph-count="1" meta:word-count="221" meta:character-count="1477" meta:non-whitespace-character-count="1186"/>
    <meta:generator>LibreOffice/7.1.8.1$Windows_X86_64 LibreOffice_project/e1f30c802c3269a1d052614453f260e49458c82c</meta:generator>
  </office:meta>
</office:document-meta>
</file>